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Line_20_Style_20_9" svg:stroke-width="0.102cm" svg:stroke-color="#333333" draw:marker-start-width="0.352cm" draw:marker-end-width="0.352cm" draw:fill="solid" draw:fill-color="#83caff" draw:opacity="50%" draw:textarea-horizontal-align="left" draw:textarea-vertical-align="top" draw:auto-grow-height="false" fo:padding-top="0.175cm" fo:padding-bottom="0.175cm" fo:padding-left="0.3cm" fo:padding-right="0.3cm" draw:shadow-opacity="50%"/>
    </style:style>
    <style:style style:name="gr2" style:family="graphic" style:parent-style-name="standard">
      <style:graphic-properties draw:stroke="solid" draw:stroke-dash="Dashed_20__28_var_29_" svg:stroke-width="0.102cm" svg:stroke-color="#333333" draw:marker-start-width="0.352cm" draw:marker-end-width="0.352cm" draw:fill="solid" draw:fill-color="#579d1c" draw:opacity="50%" draw:textarea-horizontal-align="left" draw:textarea-vertical-align="top" draw:auto-grow-height="false" fo:padding-top="0.175cm" fo:padding-bottom="0.175cm" fo:padding-left="0.3cm" fo:padding-right="0.3cm" draw:shadow-opacity="50%"/>
    </style:style>
    <style:style style:name="gr3" style:family="graphic" style:parent-style-name="standard">
      <style:graphic-properties svg:stroke-width="0.102cm" svg:stroke-color="#333333" draw:marker-start-width="0.352cm" draw:marker-end-width="0.352cm" draw:fill="solid" draw:fill-color="#ffffcc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76cm" svg:stroke-color="#333333" draw:marker-start="Arrowheads_20_2" draw:marker-start-width="0.414cm" draw:marker-end="Arrowheads_20_2" draw:marker-end-width="0.414cm" draw:fill="solid" draw:fill-color="#ffffcc" draw:textarea-vertical-align="middle" fo:padding-top="0.163cm" fo:padding-bottom="0.163cm" fo:padding-left="0.288cm" fo:padding-right="0.288cm"/>
    </style:style>
    <style:style style:name="gr5" style:family="graphic" style:parent-style-name="standard">
      <style:graphic-properties draw:stroke="solid" draw:stroke-dash="Dashed_20__28_var_29_" svg:stroke-width="0.102cm" svg:stroke-color="#333333" draw:marker-start-width="0.352cm" draw:marker-end-width="0.352cm" draw:fill="solid" draw:fill-color="#aecf00" draw:opacity="50%" draw:textarea-horizontal-align="left" draw:textarea-vertical-align="top" draw:auto-grow-height="false" fo:padding-top="0.175cm" fo:padding-bottom="0.175cm" fo:padding-left="0.3cm" fo:padding-right="0.3cm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082cm" svg:height="14.197cm" svg:x="3.388cm" svg:y="1.281cm">
          <text:p text:style-name="P1"><text:span text:style-name="T1">Karma HTML 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9.934cm" svg:height="11.684cm" svg:x="3.926cm" svg:y="2.959cm">
          <text:p text:style-name="P1"><text:span text:style-name="T1">Karma IFR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" draw:id="id1" draw:layer="layout" svg:width="4.752cm" svg:height="2.651cm" svg:x="4.68cm" svg:y="10.595cm">
          <text:p text:style-name="P1"><text:span text:style-name="T2">Page</text:span></text:p>
          <text:p text:style-name="P1"><text:span text:style-name="T2">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5.08cm" svg:height="3.912cm" svg:x="4.48cm" svg:y="4.508cm">
          <text:p text:style-name="P1"><text:span text:style-name="T2">Functional</text:span></text:p>
          <text:p text:style-name="P1"><text:span text:style-name="T2">Test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4" draw:layer="layout" draw:type="curve" svg:x1="7.056cm" svg:y1="10.595cm" svg:x2="7.02cm" svg:y2="8.42cm" draw:start-shape="id1" draw:end-shape="id2" draw:end-glue-point="6" svg:d="m7056 10595c0-1630-36-543-36-2175">
          <text:p text:style-name="P1"><text:span text:style-name="T2">Action <text:s text:c="12"/></text:span></text:p>
        </draw:connector>
        <draw:custom-shape draw:style-name="gr5" draw:text-style-name="P2" xml:id="id3" draw:id="id3" draw:layer="layout" svg:width="7.62cm" svg:height="9.271cm" svg:x="15.859cm" svg:y="4.048cm">
          <text:p text:style-name="P1"><text:span text:style-name="T1">Your page object's</text:span></text:p>
          <text:p text:style-name="P1"><text:span text:style-name="T1">IFR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947cm" svg:height="6.223cm" svg:x="17.754cm" svg:y="6.715cm">
          <text:p text:style-name="P1"><text:span text:style-name="T2">Web</text:span></text:p>
          <text:p text:style-name="P1"><text:span text:style-name="T2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curve" svg:x1="15.859cm" svg:y1="8.683cm" svg:x2="9.432cm" svg:y2="11.92cm" draw:start-shape="id3" draw:start-glue-point="3" draw:end-shape="id1" draw:end-glue-point="1" svg:d="m15859 8683c-4819 0-1606 3237-6427 3237">
          <text:p text:style-name="P1"><text:span text:style-name="T2"><text:s/></text:span><text:span text:style-name="T2">DOM/Browser <text:s text:c="10"/></text:span></text:p>
          <text:p text:style-name="P1"><text:span text:style-name="T2"><text:s text:c="2"/></text:span><text:span text:style-name="T2">Manipulation <text:s text:c="11"/>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131 1580" svg:d="m1013 1491 118 89-567-1580-564 1580 114-85 136-68 148-46 161-17 161 13 153 46z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03T11:02:48</meta:creation-date>
    <dc:date>2013-05-07T11:44:33</dc:date>
    <meta:editing-duration>PT1H10M6S</meta:editing-duration>
    <meta:editing-cycles>11</meta:editing-cycles>
    <meta:generator>LibreOffice/3.5$MacOSX_x86 LibreOffice_project/165a79a-7059095-e13bb37-fef39a4-9503d18</meta:generator>
    <meta:document-statistic meta:object-count="8"/>
  </office:meta>
</office:document-meta>
</file>